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840000010F74086DB3.png" manifest:media-type="image/png"/>
  <manifest:file-entry manifest:full-path="Pictures/10000001000001BF00000107001CD687.png" manifest:media-type="image/png"/>
  <manifest:file-entry manifest:full-path="Pictures/10000001000002F7000001754999E2DF.png" manifest:media-type="image/png"/>
  <manifest:file-entry manifest:full-path="Pictures/1000000100000300000003007B88EFE0.png" manifest:media-type="image/png"/>
  <manifest:file-entry manifest:full-path="Pictures/10000001000000C0000000804EADA621.png" manifest:media-type="image/png"/>
  <manifest:file-entry manifest:full-path="Pictures/100000010000013A000001B38904A780.png" manifest:media-type="image/png"/>
  <manifest:file-entry manifest:full-path="Pictures/100000010000026A0000005694D40C25.png" manifest:media-type="image/png"/>
  <manifest:file-entry manifest:full-path="Pictures/10000001000000BA0000012EADA02C7B.png" manifest:media-type="image/png"/>
  <manifest:file-entry manifest:full-path="Pictures/100000010000025F0000015D282A2FE9.png" manifest:media-type="image/png"/>
  <manifest:file-entry manifest:full-path="Pictures/10000001000005940000015F081ADB64.png" manifest:media-type="image/png"/>
  <manifest:file-entry manifest:full-path="Pictures/1000000100000104000000DBBD32A053.png" manifest:media-type="image/png"/>
  <manifest:file-entry manifest:full-path="Pictures/100000010000059A0000031A0C418F99.png" manifest:media-type="image/png"/>
  <manifest:file-entry manifest:full-path="Pictures/10000001000003D7000001F3EA5F50F7.png" manifest:media-type="image/png"/>
  <manifest:file-entry manifest:full-path="Pictures/1000000100000313000001F2CFDBB4FA.png" manifest:media-type="image/png"/>
  <manifest:file-entry manifest:full-path="Pictures/10000001000005AE0000033755183157.png" manifest:media-type="image/png"/>
  <manifest:file-entry manifest:full-path="Pictures/10000001000001B5000000F67C581EB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15.665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8cm" fo:min-width="22.25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82cm" fo:min-width="13.97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4.841cm" fo:min-width="24.45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draw:fill="none" fo:min-height="2.762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86cm" fo:min-width="3.372cm" fo:padding-top="0.178cm" fo:padding-bottom="0.178cm" fo:padding-left="0.303cm" fo:padding-right="0.303cm" fo:wrap-option="wrap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58cm" fo:min-width="3.266cm" fo:padding-top="0.178cm" fo:padding-bottom="0.178cm" fo:padding-left="0.303cm" fo:padding-right="0.303cm" fo:wrap-option="wrap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11cm, 0cm, 0cm, 20.699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92cm, 6.326cm, 17.056cm, 20.699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46cm, 19.84cm, 0.682cm, 1.464cm)" draw:image-opacity="100%" style:mirror="non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.549cm" fo:min-width="2.662cm" loext:decorative="false"/>
    </style:style>
    <style:style style:name="gr15" style:family="graphic" style:parent-style-name="standard">
      <style:graphic-properties draw:fill-color="#ffffa6" draw:textarea-horizontal-align="justify" draw:textarea-vertical-align="middle" draw:auto-grow-height="false" fo:min-height="1.25cm" fo:min-width="9.5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925cm, 0cm)" draw:image-opacity="100%" style:mirror="none" loext:decorative="false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stroke="none" draw:fill="none" fo:min-height="2.3cm" loext:decorative="false"/>
      <style:paragraph-properties style:writing-mode="lr-tb"/>
    </style:style>
    <style:style style:name="gr19" style:family="graphic" style:parent-style-name="standard">
      <style:graphic-properties draw:fill-color="#77bc65" draw:textarea-horizontal-align="justify" draw:textarea-vertical-align="middle" draw:auto-grow-height="false" fo:min-height="1.25cm" fo:min-width="1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32pt" style:font-size-asian="32pt" style:font-size-complex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P11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-color="#ffffa6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/>
    </style:style>
    <style:style style:name="P16" style:family="paragraph">
      <loext:graphic-properties draw:fill-color="#77bc65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127622" loext:opacity="100%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.165cm" svg:height="3.011cm" svg:x="1.25cm" svg:y="4cm">
          <draw:text-box>
            <text:p text:style-name="P1"><text:span text:style-name="T1">「</text:span><text:span text:style-name="T2">はんだづけ</text:span><text:span text:style-name="T1">」と </text:span></text:p>
          </draw:text-box>
        </draw:frame>
        <draw:frame draw:style-name="gr2" draw:text-style-name="P3" draw:layer="layout" svg:width="22.753cm" svg:height="1.678cm" svg:x="1.997cm" svg:y="1.75cm">
          <draw:text-box>
            <text:p text:style-name="P1"><text:span text:style-name="T3">おとカウンターキット </text:span><text:span text:style-name="T3">(AKBONE2024) </text:span><text:span text:style-name="T3">ではじめる</text:span></text:p>
          </draw:text-box>
        </draw:frame>
        <draw:frame draw:style-name="gr3" draw:text-style-name="P3" draw:layer="layout" svg:width="14.472cm" svg:height="4.532cm" svg:x="13.528cm" svg:y="15cm">
          <draw:text-box>
            <text:p text:style-name="P1"><text:span text:style-name="T3">秋葉原ロボット部 理論グループ</text:span></text:p>
            <text:p text:style-name="P1"><text:span text:style-name="T3"/></text:p>
            <text:p text:style-name="P1"><text:span text:style-name="T3">秘密結社オープンフォース</text:span></text:p>
          </draw:text-box>
        </draw:frame>
        <draw:frame draw:style-name="gr4" draw:text-style-name="P4" draw:layer="layout" svg:width="9.277cm" svg:height="5.458cm" svg:x="19.223cm" svg:y="7.792cm">
          <draw:image xlink:href="Pictures/10000001000001BF00000107001CD687.png" xlink:type="simple" xlink:show="embed" xlink:actuate="onLoad" draw:mime-type="image/png">
            <text:p/>
          </draw:image>
        </draw:frame>
        <draw:frame draw:style-name="gr4" draw:text-style-name="P4" draw:layer="layout" svg:width="1.75cm" svg:height="1.75cm" svg:x="11.25cm" svg:y="15cm">
          <draw:image xlink:href="Pictures/1000000100000300000003007B88EFE0.png" xlink:type="simple" xlink:show="embed" xlink:actuate="onLoad" draw:mime-type="image/png">
            <text:p/>
          </draw:image>
        </draw:frame>
        <draw:frame draw:style-name="gr4" draw:text-style-name="P4" draw:layer="layout" svg:width="2.645cm" svg:height="1.763cm" svg:x="10.855cm" svg:y="17.25cm">
          <draw:image xlink:href="Pictures/10000001000000C0000000804EADA621.png" xlink:type="simple" xlink:show="embed" xlink:actuate="onLoad" draw:mime-type="image/png">
            <text:p/>
          </draw:image>
        </draw:frame>
        <draw:frame draw:style-name="gr4" draw:text-style-name="P4" draw:layer="layout" svg:width="17.971cm" svg:height="2.5cm" svg:x="1.15cm" svg:y="7.5cm">
          <draw:image xlink:href="Pictures/100000010000026A0000005694D40C25.png" xlink:type="simple" xlink:show="embed" xlink:actuate="onLoad" draw:mime-type="image/png">
            <text:p/>
          </draw:image>
        </draw:frame>
        <draw:frame draw:style-name="gr4" draw:text-style-name="P4" draw:layer="layout" svg:width="6.5cm" svg:height="9.004cm" svg:x="2.25cm" svg:y="10cm">
          <draw:image xlink:href="Pictures/100000010000013A000001B38904A780.png" xlink:type="simple" xlink:show="embed" xlink:actuate="onLoad" draw:mime-type="image/png">
            <text:p/>
          </draw:image>
        </draw:frame>
        <draw:frame draw:style-name="gr4" draw:text-style-name="P4" draw:layer="layout" svg:width="4.92cm" svg:height="7.989cm" draw:transform="rotate (-1.5707963267949) translate (17.989cm 10cm)">
          <draw:image xlink:href="Pictures/10000001000000BA0000012EADA02C7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5" draw:text-style-name="P2" draw:layer="layout" svg:width="24.95cm" svg:height="25.091cm" svg:x="1.251cm" svg:y="0.201cm">
          <draw:text-box>
            <text:p text:style-name="P1"><text:span text:style-name="T1">もくじ</text:span></text:p>
            <text:p text:style-name="P1"><text:span text:style-name="T1">3 </text:span><text:span text:style-name="T1">これがおとカウンターだ！</text:span></text:p>
            <text:p text:style-name="P1"><text:span text:style-name="T1">4 </text:span><text:span text:style-name="T1">おとってなんだろう</text:span><text:span text:style-name="T1">?</text:span></text:p>
            <text:p text:style-name="P1"><text:span text:style-name="T1">5 </text:span><text:span text:style-name="T1">はんだづけのやりかた</text:span></text:p>
            <text:p text:style-name="P1"><text:span text:style-name="T1">6 </text:span><text:span text:style-name="T1">組み立てよう</text:span></text:p>
            <text:p text:style-name="P1"><text:span text:style-name="T1">7 <text:s/></text:span><text:span text:style-name="T1">つかいかた</text:span></text:p>
            <text:p text:style-name="P1"><text:span text:style-name="T1">8 </text:span><text:span text:style-name="T1">もっとしらべたい</text:span><text:span text:style-name="T1">!</text:span></text:p>
            <text:p text:style-name="P1"><text:span text:style-name="T1"/></text:p>
            <text:p text:style-name="P1"><text:span text:style-name="T1"/></text:p>
          </draw:text-box>
        </draw:frame>
      </draw:page>
      <draw:page draw:name="page3" draw:style-name="dp1" draw:master-page-name="Default">
        <draw:frame draw:style-name="gr6" draw:text-style-name="P5" draw:layer="layout" svg:width="12.146cm" svg:height="6.983cm" draw:transform="rotate (-1.5707963267949) translate (18.5cm 5.5cm)">
          <draw:image xlink:href="Pictures/100000010000025F0000015D282A2FE9.png" xlink:type="simple" xlink:show="embed" xlink:actuate="onLoad" draw:mime-type="image/png">
            <text:p/>
          </draw:image>
        </draw:frame>
        <draw:frame draw:style-name="gr7" draw:text-style-name="P6" draw:layer="layout" svg:width="24.95cm" svg:height="3.012cm" svg:x="0.8cm" svg:y="1.238cm">
          <draw:text-box>
            <text:p><text:span text:style-name="T1">3 </text:span><text:span text:style-name="T1">これがおとカ</text:span><text:span text:style-name="T1">ウンターだ！</text:span></text:p>
          </draw:text-box>
        </draw:frame>
        <draw:frame draw:style-name="gr4" draw:text-style-name="P4" draw:layer="layout" svg:width="9.498cm" svg:height="8cm" svg:x="1cm" svg:y="7.25cm">
          <draw:image xlink:href="Pictures/1000000100000104000000DBBD32A053.png" xlink:type="simple" xlink:show="embed" xlink:actuate="onLoad" draw:mime-type="image/png">
            <text:p/>
          </draw:image>
        </draw:frame>
        <draw:frame draw:style-name="gr6" draw:text-style-name="P5" draw:layer="layout" svg:width="11.561cm" svg:height="6.508cm" draw:transform="rotate (-1.5683528658421) translate (26.508cm 6.25cm)">
          <draw:image xlink:href="Pictures/10000001000001B5000000F67C581EB9.png" xlink:type="simple" xlink:show="embed" xlink:actuate="onLoad" draw:mime-type="image/png">
            <text:p/>
          </draw:image>
        </draw:frame>
        <draw:custom-shape draw:style-name="gr8" draw:text-style-name="P7" draw:layer="layout" svg:width="5.5cm" svg:height="2.75cm" svg:x="22.75cm" svg:y="4.25cm">
          <text:p text:style-name="P5">たん4</text:p>
          <text:p text:style-name="P5">かんでんち</text:p>
          <draw:enhanced-geometry svg:viewBox="0 0 21600 21600" draw:glue-points="10800 0 3160 3160 0 10800 3160 18440 10800 21600 18440 18440 21600 10800 18440 3160 ?f14 ?f15" draw:text-areas="3200 3200 18400 18400" draw:type="round-callout" draw:modifiers="5222.3232139611 23924.100327153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9" draw:layer="layout" svg:width="6.107cm" svg:height="1.889cm" svg:x="12.75cm" svg:y="19cm">
          <draw:text-box>
            <text:p text:style-name="P8"><text:span text:style-name="T4">おも</text:span><text:span text:style-name="T4">てが</text:span><text:span text:style-name="T4">わ</text:span></text:p>
          </draw:text-box>
        </draw:frame>
        <draw:frame draw:style-name="gr9" draw:text-style-name="P9" draw:layer="layout" svg:width="5.023cm" svg:height="1.889cm" svg:x="21.227cm" svg:y="18.25cm">
          <draw:text-box>
            <text:p text:style-name="P8"><text:span text:style-name="T4">うらがわ</text:span></text:p>
          </draw:text-box>
        </draw:frame>
        <draw:frame draw:style-name="gr9" draw:text-style-name="P9" draw:layer="layout" svg:width="5.023cm" svg:height="1.889cm" svg:x="3.25cm" svg:y="17.75cm">
          <draw:text-box>
            <text:p text:style-name="P8"><text:span text:style-name="T4">スイッチ</text:span></text:p>
          </draw:text-box>
        </draw:frame>
        <draw:custom-shape draw:style-name="gr10" draw:text-style-name="P7" draw:layer="layout" svg:width="5.5cm" svg:height="2.75cm" svg:x="10cm" svg:y="3.75cm">
          <text:p text:style-name="P5">マイク</text:p>
          <draw:enhanced-geometry svg:viewBox="0 0 21600 21600" draw:glue-points="10800 0 3160 3160 0 10800 3160 18440 10800 21600 18440 18440 21600 10800 18440 3160 ?f14 ?f15" draw:text-areas="3200 3200 18400 18400" draw:type="round-callout" draw:modifiers="18242.7922195964 26373.82769901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11" draw:layer="layout" svg:width="5.5cm" svg:height="2.75cm" svg:x="8cm" svg:y="15cm">
          <text:p text:style-name="P10"><text:span text:style-name="T5">がめんのうらに</text:span></text:p>
          <text:p text:style-name="P10"><text:span text:style-name="T5">スピーカーが</text:span></text:p>
          <text:p text:style-name="P10"><text:span text:style-name="T5">あるぞ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2424.5773495728 -12641.221374045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4" draw:style-name="dp1" draw:master-page-name="Default">
        <draw:frame draw:style-name="gr7" draw:text-style-name="P12" draw:layer="layout" svg:width="20.026cm" svg:height="3.012cm" svg:x="1.474cm" svg:y="1cm">
          <draw:text-box>
            <text:p><text:span text:style-name="T1">4 </text:span><text:span text:style-name="T1">おとってなんだろう</text:span><text:span text:style-name="T1">?</text:span></text:p>
          </draw:text-box>
        </draw:frame>
        <draw:frame draw:style-name="gr4" draw:text-style-name="P4" draw:layer="layout" svg:width="26.454cm" svg:height="13cm" svg:x="1.546cm" svg:y="4.75cm">
          <draw:image xlink:href="Pictures/10000001000002F7000001754999E2DF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7" draw:text-style-name="P6" draw:layer="layout" svg:width="21.14cm" svg:height="3.012cm" svg:x="1cm" svg:y="1.5cm">
          <draw:text-box>
            <text:p><text:span text:style-name="T1">5 </text:span><text:span text:style-name="T1">はんだづけのやりかた</text:span></text:p>
          </draw:text-box>
        </draw:frame>
        <draw:frame draw:style-name="gr11" draw:text-style-name="P4" draw:layer="layout" svg:width="12.737cm" svg:height="12.408cm" svg:x="16.75cm" svg:y="6.092cm">
          <draw:image xlink:href="Pictures/100000010000059A0000031A0C418F99.png" xlink:type="simple" xlink:show="embed" xlink:actuate="onLoad" draw:mime-type="image/png">
            <text:p/>
          </draw:image>
        </draw:frame>
        <draw:frame draw:style-name="gr12" draw:text-style-name="P4" draw:layer="layout" svg:width="10.499cm" svg:height="2.749cm" svg:x="3.75cm" svg:y="15.001cm">
          <draw:image xlink:href="Pictures/100000010000059A0000031A0C418F99.png" xlink:type="simple" xlink:show="embed" xlink:actuate="onLoad" draw:mime-type="image/png">
            <text:p/>
          </draw:image>
        </draw:frame>
        <draw:frame draw:style-name="gr13" draw:text-style-name="P4" draw:layer="layout" svg:width="14.5cm" svg:height="5.21cm" svg:x="1cm" svg:y="6cm">
          <draw:image xlink:href="Pictures/100000010000059A0000031A0C418F99.png" xlink:type="simple" xlink:show="embed" xlink:actuate="onLoad" draw:mime-type="image/png">
            <text:p/>
          </draw:image>
        </draw:frame>
        <draw:custom-shape draw:style-name="gr14" draw:text-style-name="P5" draw:layer="layout" svg:width="3.677cm" svg:height="2.661cm" draw:transform="rotate (0.515570261039125) translate (12.25cm 13.685cm)">
          <text:p/>
          <draw:enhanced-geometry svg:viewBox="0 0 21600 21600" draw:text-areas="0 ?f0 ?f5 ?f2" draw:type="right-arrow" draw:modifiers="11502.7262813522 7561.8503712164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3" draw:layer="layout" svg:width="10cm" svg:height="1.5cm" svg:x="3.5cm" svg:y="13cm">
          <text:p text:style-name="P5">ぶひんのそうちゃく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frame draw:style-name="gr7" draw:text-style-name="P6" draw:layer="layout" svg:width="13.52cm" svg:height="3.012cm" svg:x="1.23cm" svg:y="1cm">
          <draw:text-box>
            <text:p><text:span text:style-name="T1">6 </text:span><text:span text:style-name="T1">組み立てよう</text:span></text:p>
          </draw:text-box>
        </draw:frame>
        <draw:frame draw:style-name="gr16" draw:text-style-name="P5" draw:layer="layout" svg:width="25.322cm" svg:height="14.896cm" svg:x="2.178cm" svg:y="4cm">
          <draw:image xlink:href="Pictures/1000000100000313000001F2CFDBB4FA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7" draw:text-style-name="P6" draw:layer="layout" svg:width="12.144cm" svg:height="3.012cm" svg:x="1cm" svg:y="0.988cm">
          <draw:text-box>
            <text:p><text:span text:style-name="T1">7 <text:s/></text:span><text:span text:style-name="T1">つかいかた</text:span></text:p>
          </draw:text-box>
        </draw:frame>
        <draw:frame draw:style-name="gr6" draw:text-style-name="P5" draw:layer="layout" svg:width="27.699cm" svg:height="15.677cm" svg:x="1cm" svg:y="3.9cm">
          <draw:image xlink:href="Pictures/10000001000005AE0000033755183157.png" xlink:type="simple" xlink:show="embed" xlink:actuate="onLoad" draw:mime-type="image/png">
            <text:p/>
          </draw:image>
        </draw:frame>
        <draw:path draw:style-name="gr17" draw:text-style-name="P4" draw:layer="layout" svg:width="1.969cm" svg:height="1.924cm" draw:transform="skewX (0.312937534882583) rotate (0.836361777555683) translate (20.2095967295986cm 8.68472324032826cm)" svg:viewBox="0 0 1970 1925" svg:d="M0 77c936-378 190 748 547 934 356 186 601-324 877-99s-389 1312 546 934">
          <text:p/>
        </draw:path>
      </draw:page>
      <draw:page draw:name="page8" draw:style-name="dp1" draw:master-page-name="Default">
        <draw:frame draw:style-name="gr7" draw:text-style-name="P6" draw:layer="layout" svg:width="17.859cm" svg:height="3.012cm" svg:x="0.641cm" svg:y="1cm">
          <draw:text-box>
            <text:p><text:span text:style-name="T1">8 </text:span><text:span text:style-name="T1">もっとしらべたい</text:span><text:span text:style-name="T1">!</text:span></text:p>
          </draw:text-box>
        </draw:frame>
        <draw:frame draw:style-name="gr6" draw:text-style-name="P5" draw:layer="layout" svg:width="10.471cm" svg:height="5.315cm" svg:x="2.779cm" svg:y="10.435cm">
          <draw:image xlink:href="Pictures/10000001000003D7000001F3EA5F50F7.png" xlink:type="simple" xlink:show="embed" xlink:actuate="onLoad" draw:mime-type="image/png">
            <text:p/>
          </draw:image>
        </draw:frame>
        <draw:frame draw:style-name="gr18" draw:text-style-name="P15" draw:layer="layout" svg:width="14.476cm" svg:height="2.8cm" svg:x="13cm" svg:y="12.2cm">
          <draw:text-box>
            <text:p text:style-name="P14">技術データはこちら<text:line-break/><text:a xlink:href="https://github.com/AKBONE/ch32v003freqcounter" xlink:type="simple">https://github.com/AKBONE/ch32v003freqcounter</text:a><text:line-break/>開発に参加しよう！</text:p>
          </draw:text-box>
        </draw:frame>
        <draw:frame draw:style-name="gr6" draw:text-style-name="P5" draw:layer="layout" svg:width="23.449cm" svg:height="5.763cm" svg:x="3.25cm" svg:y="4.237cm">
          <draw:image xlink:href="Pictures/10000001000005940000015F081ADB64.png" xlink:type="simple" xlink:show="embed" xlink:actuate="onLoad" draw:mime-type="image/png">
            <text:p/>
          </draw:image>
        </draw:frame>
        <draw:custom-shape draw:style-name="gr19" draw:text-style-name="P16" draw:layer="layout" svg:width="13.5cm" svg:height="1.5cm" svg:x="14cm" svg:y="10.5cm">
          <text:p text:style-name="P5">キットについて知りたい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3.367cm" svg:height="2.565cm" svg:x="15.133cm" svg:y="16.935cm">
          <draw:image xlink:href="Pictures/10000001000005840000010F74086DB3.png" xlink:type="simple" xlink:show="embed" xlink:actuate="onLoad" draw:mime-type="image/png">
            <text:p/>
          </draw:image>
        </draw:frame>
        <draw:frame draw:style-name="gr9" draw:text-style-name="P17" draw:layer="layout" svg:width="9.494cm" svg:height="3.921cm" svg:x="3.75cm" svg:y="17cm">
          <draw:text-box>
            <text:p>秋葉原ロボット部 理論グループ</text:p>
            <text:p><text:span text:style-name="T5">オンラインの読書会などをやっています</text:span></text:p>
            <text:p><text:span text:style-name="T5">相対性理論 量子論 圏論・・・</text:span></text:p>
            <text:p><text:span text:style-name="T5">https://akbrobot.connpass.com/</text:span></text:p>
            <text:p/>
          </draw:text-box>
        </draw:frame>
        <draw:frame draw:style-name="gr4" draw:text-style-name="P4" draw:layer="layout" svg:width="1.75cm" svg:height="1.75cm" svg:x="1.75cm" svg:y="17.5cm">
          <draw:image xlink:href="Pictures/1000000100000300000003007B88EF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2:33:58.642900467</meta:creation-date>
    <dc:date>2024-08-10T13:49:01.453749227</dc:date>
    <meta:editing-duration>PT41M40S</meta:editing-duration>
    <meta:editing-cycles>5</meta:editing-cycles>
    <meta:generator>LibreOffice/24.2.5.2$Linux_X86_64 LibreOffice_project/420$Build-2</meta:generator>
    <meta:document-statistic meta:object-count="41"/>
  </office:meta>
</office:document-meta>
</file>